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PAPI_L1_DCM</text:p>
          </table:table-cell>
          <table:table-cell office:value-type="string" calcext:value-type="string">
            <text:p>PAPI_L2_DCA</text:p>
          </table:table-cell>
          <table:table-cell office:value-type="string" calcext:value-type="string">
            <text:p>PAPI_L2_DCM</text:p>
          </table:table-cell>
          <table:table-cell office:value-type="string" calcext:value-type="string">
            <text:p>L2 Miss Rate</text:p>
          </table:table-cell>
          <table:table-cell office:value-type="string" calcext:value-type="string">
            <text:p>PAPI_L3_DCA</text:p>
          </table:table-cell>
          <table:table-cell office:value-type="string" calcext:value-type="string">
            <text:p>PAPI_MEM_WCY</text:p>
          </table:table-cell>
          <table:table-cell office:value-type="string" calcext:value-type="string">
            <text:p>PAPI_TOT_CYC</text:p>
          </table:table-cell>
          <table:table-cell office:value-type="string" calcext:value-type="string">
            <text:p>WCY Rate</text:p>
          </table:table-cell>
          <table:table-cell office:value-type="string" calcext:value-type="string">
            <text:p>Gflops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188" calcext:value-type="float">
            <text:p>0,188</text:p>
          </table:table-cell>
          <table:table-cell office:value-type="float" office:value="244598334" calcext:value-type="float">
            <text:p>244598334</text:p>
          </table:table-cell>
          <table:table-cell office:value-type="float" office:value="219353364" calcext:value-type="float">
            <text:p>219353364</text:p>
          </table:table-cell>
          <table:table-cell office:value-type="float" office:value="39009750" calcext:value-type="float">
            <text:p>39009750</text:p>
          </table:table-cell>
          <table:table-cell table:formula="of:=[.G2]/[.F2]" office:value-type="float" office:value="0.177839761782728" calcext:value-type="float">
            <text:p>0,177839761782728</text:p>
          </table:table-cell>
          <table:table-cell office:value-type="float" office:value="39009750" calcext:value-type="float">
            <text:p>39009750</text:p>
          </table:table-cell>
          <table:table-cell office:value-type="float" office:value="97498" calcext:value-type="float">
            <text:p>97498</text:p>
          </table:table-cell>
          <table:table-cell office:value-type="float" office:value="863680845" calcext:value-type="float">
            <text:p>863680845</text:p>
          </table:table-cell>
          <table:table-cell table:formula="of:=[.J2]/[.K2]" office:value-type="float" office:value="0.000112886606857652" calcext:value-type="float">
            <text:p>0,000112886606858</text:p>
          </table:table-cell>
          <table:table-cell table:formula="of:=([.C2]*2)^3 / ([.D2] * 10^9)" office:value-type="float" office:value="9.19148936170213" calcext:value-type="float">
            <text:p>9,19148936170213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2]+400" office:value-type="float" office:value="1000" calcext:value-type="float">
            <text:p>1000</text:p>
          </table:table-cell>
          <table:table-cell office:value-type="float" office:value="1.172" calcext:value-type="float">
            <text:p>1,172</text:p>
          </table:table-cell>
          <table:table-cell office:value-type="float" office:value="1220936881" calcext:value-type="float">
            <text:p>1220936881</text:p>
          </table:table-cell>
          <table:table-cell office:value-type="float" office:value="1101117640" calcext:value-type="float">
            <text:p>1101117640</text:p>
          </table:table-cell>
          <table:table-cell office:value-type="float" office:value="304101155" calcext:value-type="float">
            <text:p>304101155</text:p>
          </table:table-cell>
          <table:table-cell table:formula="of:=[.G3]/[.F3]" office:value-type="float" office:value="0.276174991620332" calcext:value-type="float">
            <text:p>0,276174991620332</text:p>
          </table:table-cell>
          <table:table-cell office:value-type="float" office:value="304101155" calcext:value-type="float">
            <text:p>304101155</text:p>
          </table:table-cell>
          <table:table-cell office:value-type="float" office:value="333545" calcext:value-type="float">
            <text:p>333545</text:p>
          </table:table-cell>
          <table:table-cell office:value-type="float" office:value="5454907146" calcext:value-type="float">
            <text:p>5454907146</text:p>
          </table:table-cell>
          <table:table-cell table:formula="of:=[.J3]/[.K3]" office:value-type="float" office:value="0.0000611458620784377" calcext:value-type="float">
            <text:p>6,11458620784377E-05</text:p>
          </table:table-cell>
          <table:table-cell table:formula="of:=([.C3]*2)^3 / ([.D3] * 10^9)" office:value-type="float" office:value="6.8259385665529" calcext:value-type="float">
            <text:p>6,825938566552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3]+400" office:value-type="float" office:value="1400" calcext:value-type="float">
            <text:p>1400</text:p>
          </table:table-cell>
          <table:table-cell office:value-type="float" office:value="3.501" calcext:value-type="float">
            <text:p>3,501</text:p>
          </table:table-cell>
          <table:table-cell office:value-type="float" office:value="3513170912" calcext:value-type="float">
            <text:p>3513170912</text:p>
          </table:table-cell>
          <table:table-cell office:value-type="float" office:value="3187244834" calcext:value-type="float">
            <text:p>3187244834</text:p>
          </table:table-cell>
          <table:table-cell office:value-type="float" office:value="1561519018" calcext:value-type="float">
            <text:p>1561519018</text:p>
          </table:table-cell>
          <table:table-cell table:formula="of:=[.G4]/[.F4]" office:value-type="float" office:value="0.489927539090334" calcext:value-type="float">
            <text:p>0,489927539090334</text:p>
          </table:table-cell>
          <table:table-cell office:value-type="float" office:value="1561519018" calcext:value-type="float">
            <text:p>1561519018</text:p>
          </table:table-cell>
          <table:table-cell office:value-type="float" office:value="722983" calcext:value-type="float">
            <text:p>722983</text:p>
          </table:table-cell>
          <table:table-cell office:value-type="float" office:value="16117044542" calcext:value-type="float">
            <text:p>16117044542</text:p>
          </table:table-cell>
          <table:table-cell table:formula="of:=[.J4]/[.K4]" office:value-type="float" office:value="0.0000448582864008319" calcext:value-type="float">
            <text:p>4,48582864008319E-05</text:p>
          </table:table-cell>
          <table:table-cell table:formula="of:=([.C4]*2)^3 / ([.D4] * 10^9)" office:value-type="float" office:value="6.27020851185376" calcext:value-type="float">
            <text:p>6,27020851185376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4]+400" office:value-type="float" office:value="1800" calcext:value-type="float">
            <text:p>1800</text:p>
          </table:table-cell>
          <table:table-cell office:value-type="float" office:value="17.592" calcext:value-type="float">
            <text:p>17,592</text:p>
          </table:table-cell>
          <table:table-cell office:value-type="float" office:value="9089664951" calcext:value-type="float">
            <text:p>9089664951</text:p>
          </table:table-cell>
          <table:table-cell office:value-type="float" office:value="8457800627" calcext:value-type="float">
            <text:p>8457800627</text:p>
          </table:table-cell>
          <table:table-cell office:value-type="float" office:value="3918204925" calcext:value-type="float">
            <text:p>3918204925</text:p>
          </table:table-cell>
          <table:table-cell table:formula="of:=[.G5]/[.F5]" office:value-type="float" office:value="0.463265226717669" calcext:value-type="float">
            <text:p>0,463265226717669</text:p>
          </table:table-cell>
          <table:table-cell office:value-type="float" office:value="3918204925" calcext:value-type="float">
            <text:p>3918204925</text:p>
          </table:table-cell>
          <table:table-cell office:value-type="float" office:value="1277852" calcext:value-type="float">
            <text:p>1277852</text:p>
          </table:table-cell>
          <table:table-cell office:value-type="float" office:value="81132720678" calcext:value-type="float">
            <text:p>81132720678</text:p>
          </table:table-cell>
          <table:table-cell table:formula="of:=[.J5]/[.K5]" office:value-type="float" office:value="0.0000157501435835185" calcext:value-type="float">
            <text:p>1,57501435835185E-05</text:p>
          </table:table-cell>
          <table:table-cell table:formula="of:=([.C5]*2)^3 / ([.D5] * 10^9)" office:value-type="float" office:value="2.65211459754434" calcext:value-type="float">
            <text:p>2,6521145975443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5]+400" office:value-type="float" office:value="2200" calcext:value-type="float">
            <text:p>2200</text:p>
          </table:table-cell>
          <table:table-cell office:value-type="float" office:value="38.296" calcext:value-type="float">
            <text:p>38,296</text:p>
          </table:table-cell>
          <table:table-cell office:value-type="float" office:value="17626548453" calcext:value-type="float">
            <text:p>17626548453</text:p>
          </table:table-cell>
          <table:table-cell office:value-type="float" office:value="16431515657" calcext:value-type="float">
            <text:p>16431515657</text:p>
          </table:table-cell>
          <table:table-cell office:value-type="float" office:value="20221528599" calcext:value-type="float">
            <text:p>20221528599</text:p>
          </table:table-cell>
          <table:table-cell table:formula="of:=[.G6]/[.F6]" office:value-type="float" office:value="1.2306551033462" calcext:value-type="float">
            <text:p>1,2306551033462</text:p>
          </table:table-cell>
          <table:table-cell office:value-type="float" office:value="20221528599" calcext:value-type="float">
            <text:p>20221528599</text:p>
          </table:table-cell>
          <table:table-cell office:value-type="float" office:value="1909794" calcext:value-type="float">
            <text:p>1909794</text:p>
          </table:table-cell>
          <table:table-cell office:value-type="float" office:value="176934722286" calcext:value-type="float">
            <text:p>176934722286</text:p>
          </table:table-cell>
          <table:table-cell table:formula="of:=[.J6]/[.K6]" office:value-type="float" office:value="0.0000107937773622126" calcext:value-type="float">
            <text:p>1,07937773622126E-05</text:p>
          </table:table-cell>
          <table:table-cell table:formula="of:=([.C6]*2)^3 / ([.D6] * 10^9)" office:value-type="float" office:value="2.22435763526217" calcext:value-type="float">
            <text:p>2,22435763526217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6]+400" office:value-type="float" office:value="2600" calcext:value-type="float">
            <text:p>2600</text:p>
          </table:table-cell>
          <table:table-cell office:value-type="float" office:value="68.68" calcext:value-type="float">
            <text:p>68,68</text:p>
          </table:table-cell>
          <table:table-cell office:value-type="float" office:value="30896545029" calcext:value-type="float">
            <text:p>30896545029</text:p>
          </table:table-cell>
          <table:table-cell office:value-type="float" office:value="28797112516" calcext:value-type="float">
            <text:p>28797112516</text:p>
          </table:table-cell>
          <table:table-cell office:value-type="float" office:value="49453183847" calcext:value-type="float">
            <text:p>49453183847</text:p>
          </table:table-cell>
          <table:table-cell table:formula="of:=[.G7]/[.F7]" office:value-type="float" office:value="1.71729661505206" calcext:value-type="float">
            <text:p>1,71729661505206</text:p>
          </table:table-cell>
          <table:table-cell office:value-type="float" office:value="49453183847" calcext:value-type="float">
            <text:p>49453183847</text:p>
          </table:table-cell>
          <table:table-cell office:value-type="float" office:value="2734223" calcext:value-type="float">
            <text:p>2734223</text:p>
          </table:table-cell>
          <table:table-cell office:value-type="float" office:value="316851065926" calcext:value-type="float">
            <text:p>316851065926</text:p>
          </table:table-cell>
          <table:table-cell table:formula="of:=[.J7]/[.K7]" office:value-type="float" office:value="0.00000862936342665981" calcext:value-type="float">
            <text:p>8,62936342665981E-06</text:p>
          </table:table-cell>
          <table:table-cell table:formula="of:=([.C7]*2)^3 / ([.D7] * 10^9)" office:value-type="float" office:value="2.04729178800233" calcext:value-type="float">
            <text:p>2,04729178800233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table:formula="of:=[.C7]+400" office:value-type="float" office:value="3000" calcext:value-type="float">
            <text:p>3000</text:p>
          </table:table-cell>
          <table:table-cell office:value-type="float" office:value="118.634" calcext:value-type="float">
            <text:p>118,634</text:p>
          </table:table-cell>
          <table:table-cell office:value-type="float" office:value="50303752649" calcext:value-type="float">
            <text:p>50303752649</text:p>
          </table:table-cell>
          <table:table-cell office:value-type="float" office:value="46733943387" calcext:value-type="float">
            <text:p>46733943387</text:p>
          </table:table-cell>
          <table:table-cell office:value-type="float" office:value="94045934297" calcext:value-type="float">
            <text:p>94045934297</text:p>
          </table:table-cell>
          <table:table-cell table:formula="of:=[.G8]/[.F8]" office:value-type="float" office:value="2.01236890108359" calcext:value-type="float">
            <text:p>2,01236890108359</text:p>
          </table:table-cell>
          <table:table-cell office:value-type="float" office:value="94045934297" calcext:value-type="float">
            <text:p>94045934297</text:p>
          </table:table-cell>
          <table:table-cell office:value-type="float" office:value="3701625" calcext:value-type="float">
            <text:p>3701625</text:p>
          </table:table-cell>
          <table:table-cell office:value-type="float" office:value="543419053682" calcext:value-type="float">
            <text:p>543419053682</text:p>
          </table:table-cell>
          <table:table-cell table:formula="of:=[.J8]/[.K8]" office:value-type="float" office:value="0.00000681173207843781" calcext:value-type="float">
            <text:p>6,81173207843781E-06</text:p>
          </table:table-cell>
          <table:table-cell table:formula="of:=([.C8]*2)^3 / ([.D9] * 10^9)" office:value-type="float" office:value="2138.61386138614" calcext:value-type="float">
            <text:p>2138,6138613861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101" calcext:value-type="float">
            <text:p>0,101</text:p>
          </table:table-cell>
          <table:table-cell office:value-type="float" office:value="27101946" calcext:value-type="float">
            <text:p>27101946</text:p>
          </table:table-cell>
          <table:table-cell office:value-type="float" office:value="1433075" calcext:value-type="float">
            <text:p>1433075</text:p>
          </table:table-cell>
          <table:table-cell office:value-type="float" office:value="57514888" calcext:value-type="float">
            <text:p>57514888</text:p>
          </table:table-cell>
          <table:table-cell table:formula="of:=[.G9]/[.F9]" office:value-type="float" office:value="40.1338994818834" calcext:value-type="float">
            <text:p>40,1338994818834</text:p>
          </table:table-cell>
          <table:table-cell office:value-type="float" office:value="57514888" calcext:value-type="float">
            <text:p>57514888</text:p>
          </table:table-cell>
          <table:table-cell office:value-type="float" office:value="181471" calcext:value-type="float">
            <text:p>181471</text:p>
          </table:table-cell>
          <table:table-cell office:value-type="float" office:value="459559381" calcext:value-type="float">
            <text:p>459559381</text:p>
          </table:table-cell>
          <table:table-cell table:formula="of:=[.J9]/[.K9]" office:value-type="float" office:value="0.000394880416987941" calcext:value-type="float">
            <text:p>0,000394880416988</text:p>
          </table:table-cell>
          <table:table-cell table:formula="of:=([.C9]*2)^3 / ([.D9] * 10^9)" office:value-type="float" office:value="17.1089108910891" calcext:value-type="float">
            <text:p>17,1089108910891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9]+400" office:value-type="float" office:value="1000" calcext:value-type="float">
            <text:p>1000</text:p>
          </table:table-cell>
          <table:table-cell office:value-type="float" office:value="0.472" calcext:value-type="float">
            <text:p>0,472</text:p>
          </table:table-cell>
          <table:table-cell office:value-type="float" office:value="125893758" calcext:value-type="float">
            <text:p>125893758</text:p>
          </table:table-cell>
          <table:table-cell office:value-type="float" office:value="8756611" calcext:value-type="float">
            <text:p>8756611</text:p>
          </table:table-cell>
          <table:table-cell office:value-type="float" office:value="262349196" calcext:value-type="float">
            <text:p>262349196</text:p>
          </table:table-cell>
          <table:table-cell table:formula="of:=[.G10]/[.F10]" office:value-type="float" office:value="29.9601290956056" calcext:value-type="float">
            <text:p>29,9601290956056</text:p>
          </table:table-cell>
          <table:table-cell office:value-type="float" office:value="262349196" calcext:value-type="float">
            <text:p>262349196</text:p>
          </table:table-cell>
          <table:table-cell office:value-type="float" office:value="827186" calcext:value-type="float">
            <text:p>827186</text:p>
          </table:table-cell>
          <table:table-cell office:value-type="float" office:value="2200248552" calcext:value-type="float">
            <text:p>2200248552</text:p>
          </table:table-cell>
          <table:table-cell table:formula="of:=[.J10]/[.K10]" office:value-type="float" office:value="0.000375951162084892" calcext:value-type="float">
            <text:p>0,000375951162085</text:p>
          </table:table-cell>
          <table:table-cell table:formula="of:=([.C10]*2)^3 / ([.D10] * 10^9)" office:value-type="float" office:value="16.9491525423729" calcext:value-type="float">
            <text:p>16,949152542372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0]+400" office:value-type="float" office:value="1400" calcext:value-type="float">
            <text:p>1400</text:p>
          </table:table-cell>
          <table:table-cell office:value-type="float" office:value="1.545" calcext:value-type="float">
            <text:p>1,545</text:p>
          </table:table-cell>
          <table:table-cell office:value-type="float" office:value="346566909" calcext:value-type="float">
            <text:p>346566909</text:p>
          </table:table-cell>
          <table:table-cell office:value-type="float" office:value="23440976" calcext:value-type="float">
            <text:p>23440976</text:p>
          </table:table-cell>
          <table:table-cell office:value-type="float" office:value="704825887" calcext:value-type="float">
            <text:p>704825887</text:p>
          </table:table-cell>
          <table:table-cell table:formula="of:=[.G11]/[.F11]" office:value-type="float" office:value="30.0681117970515" calcext:value-type="float">
            <text:p>30,0681117970515</text:p>
          </table:table-cell>
          <table:table-cell office:value-type="float" office:value="704825887" calcext:value-type="float">
            <text:p>704825887</text:p>
          </table:table-cell>
          <table:table-cell office:value-type="float" office:value="1791618" calcext:value-type="float">
            <text:p>1791618</text:p>
          </table:table-cell>
          <table:table-cell office:value-type="float" office:value="7176840740" calcext:value-type="float">
            <text:p>7176840740</text:p>
          </table:table-cell>
          <table:table-cell table:formula="of:=[.J11]/[.K11]" office:value-type="float" office:value="0.00024963881252296" calcext:value-type="float">
            <text:p>0,000249638812523</text:p>
          </table:table-cell>
          <table:table-cell table:formula="of:=([.C11]*2)^3 / ([.D11] * 10^9)" office:value-type="float" office:value="14.2084142394822" calcext:value-type="float">
            <text:p>14,2084142394822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1]+400" office:value-type="float" office:value="1800" calcext:value-type="float">
            <text:p>1800</text:p>
          </table:table-cell>
          <table:table-cell office:value-type="float" office:value="3.391" calcext:value-type="float">
            <text:p>3,391</text:p>
          </table:table-cell>
          <table:table-cell office:value-type="float" office:value="746026658" calcext:value-type="float">
            <text:p>746026658</text:p>
          </table:table-cell>
          <table:table-cell office:value-type="float" office:value="46605620" calcext:value-type="float">
            <text:p>46605620</text:p>
          </table:table-cell>
          <table:table-cell office:value-type="float" office:value="1434727637" calcext:value-type="float">
            <text:p>1434727637</text:p>
          </table:table-cell>
          <table:table-cell table:formula="of:=[.G12]/[.F12]" office:value-type="float" office:value="30.7844340875628" calcext:value-type="float">
            <text:p>30,7844340875628</text:p>
          </table:table-cell>
          <table:table-cell office:value-type="float" office:value="1434727637" calcext:value-type="float">
            <text:p>1434727637</text:p>
          </table:table-cell>
          <table:table-cell office:value-type="float" office:value="2405016" calcext:value-type="float">
            <text:p>2405016</text:p>
          </table:table-cell>
          <table:table-cell office:value-type="float" office:value="15610379155" calcext:value-type="float">
            <text:p>15610379155</text:p>
          </table:table-cell>
          <table:table-cell table:formula="of:=[.J12]/[.K12]" office:value-type="float" office:value="0.000154065188046997" calcext:value-type="float">
            <text:p>0,000154065188047</text:p>
          </table:table-cell>
          <table:table-cell table:formula="of:=([.C12]*2)^3 / ([.D12] * 10^9)" office:value-type="float" office:value="13.758773223238" calcext:value-type="float">
            <text:p>13,758773223238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2]+400" office:value-type="float" office:value="2200" calcext:value-type="float">
            <text:p>2200</text:p>
          </table:table-cell>
          <table:table-cell office:value-type="float" office:value="6.255" calcext:value-type="float">
            <text:p>6,255</text:p>
          </table:table-cell>
          <table:table-cell office:value-type="float" office:value="2075149799" calcext:value-type="float">
            <text:p>2075149799</text:p>
          </table:table-cell>
          <table:table-cell office:value-type="float" office:value="180010949" calcext:value-type="float">
            <text:p>180010949</text:p>
          </table:table-cell>
          <table:table-cell office:value-type="float" office:value="2515396048" calcext:value-type="float">
            <text:p>2515396048</text:p>
          </table:table-cell>
          <table:table-cell table:formula="of:=[.G13]/[.F13]" office:value-type="float" office:value="13.9735725075256" calcext:value-type="float">
            <text:p>13,9735725075256</text:p>
          </table:table-cell>
          <table:table-cell office:value-type="float" office:value="2515396048" calcext:value-type="float">
            <text:p>2515396048</text:p>
          </table:table-cell>
          <table:table-cell office:value-type="float" office:value="3747273" calcext:value-type="float">
            <text:p>3747273</text:p>
          </table:table-cell>
          <table:table-cell office:value-type="float" office:value="28900353494" calcext:value-type="float">
            <text:p>28900353494</text:p>
          </table:table-cell>
          <table:table-cell table:formula="of:=[.J13]/[.K13]" office:value-type="float" office:value="0.000129661839630369" calcext:value-type="float">
            <text:p>0,00012966183963</text:p>
          </table:table-cell>
          <table:table-cell table:formula="of:=([.C13]*2)^3 / ([.D13] * 10^9)" office:value-type="float" office:value="13.6185451638689" calcext:value-type="float">
            <text:p>13,618545163868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3]+400" office:value-type="float" office:value="2600" calcext:value-type="float">
            <text:p>2600</text:p>
          </table:table-cell>
          <table:table-cell office:value-type="float" office:value="10.544" calcext:value-type="float">
            <text:p>10,544</text:p>
          </table:table-cell>
          <table:table-cell office:value-type="float" office:value="4413465124" calcext:value-type="float">
            <text:p>4413465124</text:p>
          </table:table-cell>
          <table:table-cell office:value-type="float" office:value="423133562" calcext:value-type="float">
            <text:p>423133562</text:p>
          </table:table-cell>
          <table:table-cell office:value-type="float" office:value="4138796506" calcext:value-type="float">
            <text:p>4138796506</text:p>
          </table:table-cell>
          <table:table-cell table:formula="of:=[.G14]/[.F14]" office:value-type="float" office:value="9.78130046323293" calcext:value-type="float">
            <text:p>9,78130046323293</text:p>
          </table:table-cell>
          <table:table-cell office:value-type="float" office:value="4138796506" calcext:value-type="float">
            <text:p>4138796506</text:p>
          </table:table-cell>
          <table:table-cell office:value-type="float" office:value="5309851" calcext:value-type="float">
            <text:p>5309851</text:p>
          </table:table-cell>
          <table:table-cell office:value-type="float" office:value="48385246353" calcext:value-type="float">
            <text:p>48385246353</text:p>
          </table:table-cell>
          <table:table-cell table:formula="of:=[.J14]/[.K14]" office:value-type="float" office:value="0.000109741117390648" calcext:value-type="float">
            <text:p>0,000109741117391</text:p>
          </table:table-cell>
          <table:table-cell table:formula="of:=([.C14]*2)^3 / ([.D14] * 10^9)" office:value-type="float" office:value="13.3353566009105" calcext:value-type="float">
            <text:p>13,3353566009105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formula="of:=[.C14]+400" office:value-type="float" office:value="3000" calcext:value-type="float">
            <text:p>3000</text:p>
          </table:table-cell>
          <table:table-cell office:value-type="float" office:value="16.806" calcext:value-type="float">
            <text:p>16,806</text:p>
          </table:table-cell>
          <table:table-cell office:value-type="float" office:value="6781743520" calcext:value-type="float">
            <text:p>6781743520</text:p>
          </table:table-cell>
          <table:table-cell office:value-type="float" office:value="626914918" calcext:value-type="float">
            <text:p>626914918</text:p>
          </table:table-cell>
          <table:table-cell office:value-type="float" office:value="6232935497" calcext:value-type="float">
            <text:p>6232935497</text:p>
          </table:table-cell>
          <table:table-cell table:formula="of:=[.G15]/[.F15]" office:value-type="float" office:value="9.9422350913015" calcext:value-type="float">
            <text:p>9,9422350913015</text:p>
          </table:table-cell>
          <table:table-cell office:value-type="float" office:value="6232935497" calcext:value-type="float">
            <text:p>6232935497</text:p>
          </table:table-cell>
          <table:table-cell office:value-type="float" office:value="7292675" calcext:value-type="float">
            <text:p>7292675</text:p>
          </table:table-cell>
          <table:table-cell office:value-type="float" office:value="76852088009" calcext:value-type="float">
            <text:p>76852088009</text:p>
          </table:table-cell>
          <table:table-cell table:formula="of:=[.J15]/[.K15]" office:value-type="float" office:value="0.0000948923469606443" calcext:value-type="float">
            <text:p>9,48923469606443E-05</text:p>
          </table:table-cell>
          <table:table-cell table:formula="of:=([.C15]*2)^3 / ([.D15] * 10^9)" office:value-type="float" office:value="12.8525526597644" calcext:value-type="float">
            <text:p>12,852552659764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office:value-type="float" office:value="4096" calcext:value-type="float">
            <text:p>4096</text:p>
          </table:table-cell>
          <table:table-cell office:value-type="float" office:value="85.86" calcext:value-type="float">
            <text:p>85,86</text:p>
          </table:table-cell>
          <table:table-cell office:value-type="float" office:value="69997820793" calcext:value-type="float">
            <text:p>69997820793</text:p>
          </table:table-cell>
          <table:table-cell table:style-name="ce1" office:value-type="float" office:value="69924220733" calcext:value-type="float">
            <text:p>69924220733</text:p>
          </table:table-cell>
          <table:table-cell table:style-name="ce1" office:value-type="float" office:value="125257885522" calcext:value-type="float">
            <text:p>125257885522</text:p>
          </table:table-cell>
          <table:table-cell table:formula="of:=[.G16]/[.F16]" office:value-type="float" office:value="1.7913375967433" calcext:value-type="float">
            <text:p>1,7913375967433</text:p>
          </table:table-cell>
          <table:table-cell office:value-type="float" office:value="125257885522" calcext:value-type="float">
            <text:p>125257885522</text:p>
          </table:table-cell>
          <table:table-cell office:value-type="float" office:value="18408091" calcext:value-type="float">
            <text:p>18408091</text:p>
          </table:table-cell>
          <table:table-cell office:value-type="float" office:value="400978023546" calcext:value-type="float">
            <text:p>400978023546</text:p>
          </table:table-cell>
          <table:table-cell table:formula="of:=[.J16]/[.K16]" office:value-type="float" office:value="0.0000459079797870474" calcext:value-type="float">
            <text:p>4,59079797870474E-05</text:p>
          </table:table-cell>
          <table:table-cell table:formula="of:=([.C16]*2)^3 / ([.D16] * 10^9)" office:value-type="float" office:value="6.40293284286047" calcext:value-type="float">
            <text:p>6,40293284286047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table:formula="of:=[.C16]+2048" office:value-type="float" office:value="6144" calcext:value-type="float">
            <text:p>6144</text:p>
          </table:table-cell>
          <table:table-cell office:value-type="float" office:value="303.127" calcext:value-type="float">
            <text:p>303,127</text:p>
          </table:table-cell>
          <table:table-cell office:value-type="float" office:value="236256568660" calcext:value-type="float">
            <text:p>236256568660</text:p>
          </table:table-cell>
          <table:table-cell office:value-type="float" office:value="236030434597" calcext:value-type="float">
            <text:p>236030434597</text:p>
          </table:table-cell>
          <table:table-cell office:value-type="float" office:value="337343593551" calcext:value-type="float">
            <text:p>337343593551</text:p>
          </table:table-cell>
          <table:table-cell table:formula="of:=[.G17]/[.F17]" office:value-type="float" office:value="1.42923769185522" calcext:value-type="float">
            <text:p>1,42923769185522</text:p>
          </table:table-cell>
          <table:table-cell office:value-type="float" office:value="337343593551" calcext:value-type="float">
            <text:p>337343593551</text:p>
          </table:table-cell>
          <table:table-cell office:value-type="float" office:value="43965926" calcext:value-type="float">
            <text:p>43965926</text:p>
          </table:table-cell>
          <table:table-cell office:value-type="float" office:value="1403789430857" calcext:value-type="float">
            <text:p>1403789430857</text:p>
          </table:table-cell>
          <table:table-cell table:formula="of:=[.J17]/[.K17]" office:value-type="float" office:value="0.0000313194593388263" calcext:value-type="float">
            <text:p>3,13194593388263E-05</text:p>
          </table:table-cell>
          <table:table-cell table:formula="of:=([.C17]*2)^3 / ([.D17] * 10^9)" office:value-type="float" office:value="6.12095218133654" calcext:value-type="float">
            <text:p>6,12095218133654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table:formula="of:=[.C17]+2048" office:value-type="float" office:value="8192" calcext:value-type="float">
            <text:p>8192</text:p>
          </table:table-cell>
          <table:table-cell office:value-type="float" office:value="712.229" calcext:value-type="float">
            <text:p>712,229</text:p>
          </table:table-cell>
          <table:table-cell office:value-type="float" office:value="559986597120" calcext:value-type="float">
            <text:p>559986597120</text:p>
          </table:table-cell>
          <table:table-cell office:value-type="float" office:value="559261723435" calcext:value-type="float">
            <text:p>559261723435</text:p>
          </table:table-cell>
          <table:table-cell office:value-type="float" office:value="1038083203523" calcext:value-type="float">
            <text:p>1038083203523</text:p>
          </table:table-cell>
          <table:table-cell table:formula="of:=[.G18]/[.F18]" office:value-type="float" office:value="1.85616708604169" calcext:value-type="float">
            <text:p>1,85616708604169</text:p>
          </table:table-cell>
          <table:table-cell office:value-type="float" office:value="1038083203523" calcext:value-type="float">
            <text:p>1038083203523</text:p>
          </table:table-cell>
          <table:table-cell office:value-type="float" office:value="80153733" calcext:value-type="float">
            <text:p>80153733</text:p>
          </table:table-cell>
          <table:table-cell office:value-type="float" office:value="3327600661958" calcext:value-type="float">
            <text:p>3327600661958</text:p>
          </table:table-cell>
          <table:table-cell table:formula="of:=[.J18]/[.K18]" office:value-type="float" office:value="0.0000240875456951125" calcext:value-type="float">
            <text:p>2,40875456951125E-05</text:p>
          </table:table-cell>
          <table:table-cell table:formula="of:=([.C18]*2)^3 / ([.D18] * 10^9)" office:value-type="float" office:value="6.17504554167831" calcext:value-type="float">
            <text:p>6,17504554167831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128</text:p>
          </table:table-cell>
          <table:table-cell table:formula="of:=[.C18]+2048" office:value-type="float" office:value="10240" calcext:value-type="float">
            <text:p>10240</text:p>
          </table:table-cell>
          <table:table-cell table:number-columns-repeated="4"/>
          <table:table-cell table:formula="of:=[.G19]/[.F19]" office:value-type="string" office:string-value="" calcext:value-type="error">
            <text:p>#DIV/0!</text:p>
          </table:table-cell>
          <table:table-cell table:number-columns-repeated="3"/>
          <table:table-cell table:formula="of:=[.J19]/[.K19]" office:value-type="string" office:string-value="" calcext:value-type="error">
            <text:p>#DIV/0!</text:p>
          </table:table-cell>
          <table:table-cell table:formula="of:=([.C19]*2)^3 / ([.D19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office:value-type="float" office:value="4096" calcext:value-type="float">
            <text:p>4096</text:p>
          </table:table-cell>
          <table:table-cell office:value-type="float" office:value="89.122" calcext:value-type="float">
            <text:p>89,122</text:p>
          </table:table-cell>
          <table:table-cell office:value-type="float" office:value="69696703580" calcext:value-type="float">
            <text:p>69696703580</text:p>
          </table:table-cell>
          <table:table-cell table:style-name="ce1" office:value-type="float" office:value="69644128307" calcext:value-type="float">
            <text:p>69644128307</text:p>
          </table:table-cell>
          <table:table-cell office:value-type="float" office:value="127119971914" calcext:value-type="float">
            <text:p>127119971914</text:p>
          </table:table-cell>
          <table:table-cell table:formula="of:=[.G20]/[.F20]" office:value-type="float" office:value="1.82527910111301" calcext:value-type="float">
            <text:p>1,82527910111301</text:p>
          </table:table-cell>
          <table:table-cell office:value-type="float" office:value="127119971914" calcext:value-type="float">
            <text:p>127119971914</text:p>
          </table:table-cell>
          <table:table-cell office:value-type="float" office:value="18438593" calcext:value-type="float">
            <text:p>18438593</text:p>
          </table:table-cell>
          <table:table-cell office:value-type="float" office:value="414419585868" calcext:value-type="float">
            <text:p>414419585868</text:p>
          </table:table-cell>
          <table:table-cell table:formula="of:=[.J20]/[.K20]" office:value-type="float" office:value="0.0000444925713667235" calcext:value-type="float">
            <text:p>4,44925713667235E-05</text:p>
          </table:table-cell>
          <table:table-cell table:formula="of:=([.C20]*2)^3 / ([.D20] * 10^9)" office:value-type="float" office:value="6.16857581616211" calcext:value-type="float">
            <text:p>6,16857581616211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table:formula="of:=[.C20]+2048" office:value-type="float" office:value="6144" calcext:value-type="float">
            <text:p>6144</text:p>
          </table:table-cell>
          <table:table-cell office:value-type="float" office:value="291.88" calcext:value-type="float">
            <text:p>291,88</text:p>
          </table:table-cell>
          <table:table-cell office:value-type="float" office:value="234690661615" calcext:value-type="float">
            <text:p>234690661615</text:p>
          </table:table-cell>
          <table:table-cell office:value-type="float" office:value="234539493512" calcext:value-type="float">
            <text:p>234539493512</text:p>
          </table:table-cell>
          <table:table-cell office:value-type="float" office:value="408980064071" calcext:value-type="float">
            <text:p>408980064071</text:p>
          </table:table-cell>
          <table:table-cell table:formula="of:=[.G21]/[.F21]" office:value-type="float" office:value="1.7437577695207" calcext:value-type="float">
            <text:p>1,7437577695207</text:p>
          </table:table-cell>
          <table:table-cell office:value-type="float" office:value="408980064071" calcext:value-type="float">
            <text:p>408980064071</text:p>
          </table:table-cell>
          <table:table-cell office:value-type="float" office:value="43792065" calcext:value-type="float">
            <text:p>43792065</text:p>
          </table:table-cell>
          <table:table-cell office:value-type="float" office:value="1355759550181" calcext:value-type="float">
            <text:p>1355759550181</text:p>
          </table:table-cell>
          <table:table-cell table:formula="of:=[.J21]/[.K21]" office:value-type="float" office:value="0.0000323007608496312" calcext:value-type="float">
            <text:p>3,23007608496312E-05</text:p>
          </table:table-cell>
          <table:table-cell table:formula="of:=([.C21]*2)^3 / ([.D21] * 10^9)" office:value-type="float" office:value="6.35681057925175" calcext:value-type="float">
            <text:p>6,35681057925175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table:formula="of:=[.C21]+2048" office:value-type="float" office:value="8192" calcext:value-type="float">
            <text:p>8192</text:p>
          </table:table-cell>
          <table:table-cell table:number-columns-repeated="4"/>
          <table:table-cell table:formula="of:=[.G22]/[.F22]" office:value-type="string" office:string-value="" calcext:value-type="error">
            <text:p>#DIV/0!</text:p>
          </table:table-cell>
          <table:table-cell table:number-columns-repeated="3"/>
          <table:table-cell table:formula="of:=[.J22]/[.K22]" office:value-type="string" office:string-value="" calcext:value-type="error">
            <text:p>#DIV/0!</text:p>
          </table:table-cell>
          <table:table-cell table:formula="of:=([.C22]*2)^3 / ([.D22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256</text:p>
          </table:table-cell>
          <table:table-cell table:formula="of:=[.C22]+2048" office:value-type="float" office:value="10240" calcext:value-type="float">
            <text:p>10240</text:p>
          </table:table-cell>
          <table:table-cell table:number-columns-repeated="4"/>
          <table:table-cell table:formula="of:=[.G23]/[.F23]" office:value-type="string" office:string-value="" calcext:value-type="error">
            <text:p>#DIV/0!</text:p>
          </table:table-cell>
          <table:table-cell table:number-columns-repeated="3"/>
          <table:table-cell table:formula="of:=[.J23]/[.K23]" office:value-type="string" office:string-value="" calcext:value-type="error">
            <text:p>#DIV/0!</text:p>
          </table:table-cell>
          <table:table-cell table:formula="of:=([.C23]*2)^3 / ([.D23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office:value-type="float" office:value="4096" calcext:value-type="float">
            <text:p>4096</text:p>
          </table:table-cell>
          <table:table-cell office:value-type="float" office:value="137.103" calcext:value-type="float">
            <text:p>137,103</text:p>
          </table:table-cell>
          <table:table-cell office:value-type="float" office:value="71716184386" calcext:value-type="float">
            <text:p>71716184386</text:p>
          </table:table-cell>
          <table:table-cell office:value-type="float" office:value="71637546430" calcext:value-type="float">
            <text:p>71637546430</text:p>
          </table:table-cell>
          <table:table-cell office:value-type="float" office:value="117852434211" calcext:value-type="float">
            <text:p>117852434211</text:p>
          </table:table-cell>
          <table:table-cell table:formula="of:=[.G24]/[.F24]" office:value-type="float" office:value="1.64512103057799" calcext:value-type="float">
            <text:p>1,64512103057799</text:p>
          </table:table-cell>
          <table:table-cell office:value-type="float" office:value="117852434211" calcext:value-type="float">
            <text:p>117852434211</text:p>
          </table:table-cell>
          <table:table-cell office:value-type="float" office:value="18444372" calcext:value-type="float">
            <text:p>18444372</text:p>
          </table:table-cell>
          <table:table-cell office:value-type="float" office:value="636155741799" calcext:value-type="float">
            <text:p>636155741799</text:p>
          </table:table-cell>
          <table:table-cell table:formula="of:=[.J24]/[.K24]" office:value-type="float" office:value="0.0000289934850667868" calcext:value-type="float">
            <text:p>2,89934850667868E-05</text:p>
          </table:table-cell>
          <table:table-cell table:formula="of:=([.C24]*2)^3 / ([.D24] * 10^9)" office:value-type="float" office:value="4.0098014914918" calcext:value-type="float">
            <text:p>4,0098014914918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table:formula="of:=[.C24]+2048" office:value-type="float" office:value="6144" calcext:value-type="float">
            <text:p>6144</text:p>
          </table:table-cell>
          <table:table-cell office:value-type="float" office:value="501.668" calcext:value-type="float">
            <text:p>501,668</text:p>
          </table:table-cell>
          <table:table-cell office:value-type="float" office:value="245511265854" calcext:value-type="float">
            <text:p>245511265854</text:p>
          </table:table-cell>
          <table:table-cell office:value-type="float" office:value="245176689984" calcext:value-type="float">
            <text:p>245176689984</text:p>
          </table:table-cell>
          <table:table-cell office:value-type="float" office:value="372528759480" calcext:value-type="float">
            <text:p>372528759480</text:p>
          </table:table-cell>
          <table:table-cell table:formula="of:=[.G25]/[.F25]" office:value-type="float" office:value="1.51942976106053" calcext:value-type="float">
            <text:p>1,51942976106053</text:p>
          </table:table-cell>
          <table:table-cell office:value-type="float" office:value="372528759480" calcext:value-type="float">
            <text:p>372528759480</text:p>
          </table:table-cell>
          <table:table-cell office:value-type="float" office:value="43963544" calcext:value-type="float">
            <text:p>43963544</text:p>
          </table:table-cell>
          <table:table-cell office:value-type="float" office:value="2331300119314" calcext:value-type="float">
            <text:p>2331300119314</text:p>
          </table:table-cell>
          <table:table-cell table:formula="of:=[.J25]/[.K25]" office:value-type="float" office:value="0.0000188579512503678" calcext:value-type="float">
            <text:p>1,88579512503678E-05</text:p>
          </table:table-cell>
          <table:table-cell table:formula="of:=([.C25]*2)^3 / ([.D25] * 10^9)" office:value-type="float" office:value="3.698513502699" calcext:value-type="float">
            <text:p>3,698513502699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table:formula="of:=[.C25]+2048" office:value-type="float" office:value="8192" calcext:value-type="float">
            <text:p>8192</text:p>
          </table:table-cell>
          <table:table-cell table:number-columns-repeated="4"/>
          <table:table-cell table:formula="of:=[.G26]/[.F26]" office:value-type="string" office:string-value="" calcext:value-type="error">
            <text:p>#DIV/0!</text:p>
          </table:table-cell>
          <table:table-cell table:number-columns-repeated="3"/>
          <table:table-cell table:formula="of:=[.J26]/[.K26]" office:value-type="string" office:string-value="" calcext:value-type="error">
            <text:p>#DIV/0!</text:p>
          </table:table-cell>
          <table:table-cell table:formula="of:=([.C26]*2)^3 / ([.D26] * 10^9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3 – 512</text:p>
          </table:table-cell>
          <table:table-cell table:formula="of:=[.C26]+2048" office:value-type="float" office:value="10240" calcext:value-type="float">
            <text:p>10240</text:p>
          </table:table-cell>
          <table:table-cell table:number-columns-repeated="4"/>
          <table:table-cell table:formula="of:=[.G27]/[.F27]" office:value-type="string" office:string-value="" calcext:value-type="error">
            <text:p>#DIV/0!</text:p>
          </table:table-cell>
          <table:table-cell table:number-columns-repeated="3"/>
          <table:table-cell table:formula="of:=[.J27]/[.K27]" office:value-type="string" office:string-value="" calcext:value-type="error">
            <text:p>#DIV/0!</text:p>
          </table:table-cell>
          <table:table-cell table:formula="of:=([.C27]*2)^3 / ([.D27] * 10^9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-00-0000</text:date>, <text:time style:data-style-name="N2" text:time-value="11:22:19.473911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22:18.226740941</meta:creation-date>
    <dc:date>2022-03-28T12:06:23.606665627</dc:date>
    <meta:editing-duration>PT44M34S</meta:editing-duration>
    <meta:editing-cycles>4</meta:editing-cycles>
    <meta:generator>LibreOffice/6.4.7.2$Linux_X86_64 LibreOffice_project/40$Build-2</meta:generator>
    <meta:document-statistic meta:table-count="1" meta:cell-count="317" meta:object-count="0"/>
  </office:meta>
</office:document-meta>
</file>